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453.51pt" svg:height="255.09pt" svg:x="460.97pt" svg:y="2.13pt">
            <loext:p draw:notify-on-update-of-ranges="Hoja1.A2:Hoja1.A2 Hoja1.E4:Hoja1.E7 Hoja1.C4:Hoja1.C7 Hoja1.F2:Hoja1.F2 Hoja1.F4:Hoja1.F7 Hoja1.C4:Hoja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63.12pt" svg:y="261.72pt">
            <loext:p draw:notify-on-update-of-ranges="Hoja1.C11:Hoja1.C22 Hoja1.A2:Hoja1.A2 Hoja1.E11:Hoja1.E22 Hoja1.C11:Hoja1.C22 Hoja1.F2:Hoja1.F2 Hoja1.F11:Hoja1.F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CLOCAL</text:p>
          </table:table-cell>
          <table:covered-table-cell table:style-name="ce2"/>
          <table:covered-table-cell/>
          <table:covered-table-cell table:style-name="ce2"/>
          <table:covered-table-cell table:number-columns-repeated="2"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N=7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=1000</text:p>
          </table:table-cell>
          <table:covered-table-cell table:style-name="ce2"/>
          <table:table-cell table:style-name="ce1" office:value-type="string" calcext:value-type="string">
            <text:p>N=700</text:p>
          </table:table-cell>
          <table:table-cell table:style-name="ce1" office:value-type="string" calcext:value-type="string">
            <text:p>N=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number-columns-repeated="2" table:style-name="ce1" office:value-type="string" calcext:value-type="string">
            <text:p>S(p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3455467" calcext:value-type="float">
            <text:p>1.183455467</text:p>
          </table:table-cell>
          <table:table-cell office:value-type="float" office:value="1" calcext:value-type="float">
            <text:p>1</text:p>
          </table:table-cell>
          <table:table-cell office:value-type="float" office:value="3.783424377" calcext:value-type="float">
            <text:p>3.783424377</text:p>
          </table:table-cell>
          <table:table-cell table:formula="of:=[.$B$4]/[.B4]" office:value-type="float" office:value="1" calcext:value-type="float">
            <text:p>1</text:p>
          </table:table-cell>
          <table:table-cell table:style-name="ce3" table:formula="of:=[.$D$4]/[.D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7049675" calcext:value-type="float">
            <text:p>0.637049675</text:p>
          </table:table-cell>
          <table:table-cell office:value-type="float" office:value="2" calcext:value-type="float">
            <text:p>2</text:p>
          </table:table-cell>
          <table:table-cell office:value-type="float" office:value="1.936449528" calcext:value-type="float">
            <text:p>1.936449528</text:p>
          </table:table-cell>
          <table:table-cell table:formula="of:=[.$B$4]/[.B5]" office:value-type="float" office:value="1.85771300644648" calcext:value-type="float">
            <text:p>1.8577130064</text:p>
          </table:table-cell>
          <table:table-cell table:style-name="ce3" table:formula="of:=[.$D$4]/[.D5]" office:value-type="float" office:value="1.95379446884298" calcext:value-type="float">
            <text:p>1.95379446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125444" calcext:value-type="float">
            <text:p>0.444125444</text:p>
          </table:table-cell>
          <table:table-cell office:value-type="float" office:value="3" calcext:value-type="float">
            <text:p>3</text:p>
          </table:table-cell>
          <table:table-cell office:value-type="float" office:value="1.203666091" calcext:value-type="float">
            <text:p>1.203666091</text:p>
          </table:table-cell>
          <table:table-cell table:formula="of:=[.$B$4]/[.B6]" office:value-type="float" office:value="2.66468738278368" calcext:value-type="float">
            <text:p>2.6646873828</text:p>
          </table:table-cell>
          <table:table-cell table:style-name="ce3" table:formula="of:=[.$D$4]/[.D6]" office:value-type="float" office:value="3.14325077801" calcext:value-type="float">
            <text:p>3.1432507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7039869" calcext:value-type="float">
            <text:p>0.357039869</text:p>
          </table:table-cell>
          <table:table-cell office:value-type="float" office:value="4" calcext:value-type="float">
            <text:p>4</text:p>
          </table:table-cell>
          <table:table-cell office:value-type="float" office:value="1.008397579" calcext:value-type="float">
            <text:p>1.008397579</text:p>
          </table:table-cell>
          <table:table-cell table:formula="of:=[.$B$4]/[.B7]" office:value-type="float" office:value="3.31463113717421" calcext:value-type="float">
            <text:p>3.3146311372</text:p>
          </table:table-cell>
          <table:table-cell table:style-name="ce3" table:formula="of:=[.$D$4]/[.D7]" office:value-type="float" office:value="3.75191735461317" calcext:value-type="float">
            <text:p>3.75191735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ATCGRID</text:p>
          </table:table-cell>
          <table:covered-table-cell table:style-name="ce2"/>
          <table:covered-table-cell/>
          <table:covered-table-cell table:style-name="ce2"/>
          <table:covered-table-cell table:style-name="ce5"/>
          <table:covered-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N=7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=1000</text:p>
          </table:table-cell>
          <table:covered-table-cell table:style-name="ce2"/>
          <table:table-cell table:style-name="ce1" office:value-type="string" calcext:value-type="string">
            <text:p>N=700</text:p>
          </table:table-cell>
          <table:table-cell table:style-name="ce1" office:value-type="string" calcext:value-type="string">
            <text:p>N=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number-columns-repeated="2" table:style-name="ce1" office:value-type="string" calcext:value-type="string">
            <text:p>S(p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55952835" calcext:value-type="float">
            <text:p>3.255952835</text:p>
          </table:table-cell>
          <table:table-cell office:value-type="float" office:value="1" calcext:value-type="float">
            <text:p>1</text:p>
          </table:table-cell>
          <table:table-cell office:value-type="float" office:value="10.082369804" calcext:value-type="float">
            <text:p>10.082369804</text:p>
          </table:table-cell>
          <table:table-cell table:formula="of:=[.$B$11]/[.B11]" office:value-type="float" office:value="1" calcext:value-type="float">
            <text:p>1</text:p>
          </table:table-cell>
          <table:table-cell table:formula="of:=[.$D$11]/[.D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5180211" calcext:value-type="float">
            <text:p>1.785180211</text:p>
          </table:table-cell>
          <table:table-cell office:value-type="float" office:value="2" calcext:value-type="float">
            <text:p>2</text:p>
          </table:table-cell>
          <table:table-cell office:value-type="float" office:value="5.196512699" calcext:value-type="float">
            <text:p>5.196512699</text:p>
          </table:table-cell>
          <table:table-cell table:formula="of:=[.$B$11]/[.B12]" office:value-type="float" office:value="1.8238790767102" calcext:value-type="float">
            <text:p>1.8238790767</text:p>
          </table:table-cell>
          <table:table-cell table:formula="of:=[.$D$11]/[.D12]" office:value-type="float" office:value="1.94021844802577" calcext:value-type="float">
            <text:p>1.94021844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9074249" calcext:value-type="float">
            <text:p>1.219074249</text:p>
          </table:table-cell>
          <table:table-cell office:value-type="float" office:value="3" calcext:value-type="float">
            <text:p>3</text:p>
          </table:table-cell>
          <table:table-cell office:value-type="float" office:value="3.613084316" calcext:value-type="float">
            <text:p>3.613084316</text:p>
          </table:table-cell>
          <table:table-cell table:formula="of:=[.$B$11]/[.B13]" office:value-type="float" office:value="2.67084046576395" calcext:value-type="float">
            <text:p>2.6708404658</text:p>
          </table:table-cell>
          <table:table-cell table:formula="of:=[.$D$11]/[.D13]" office:value-type="float" office:value="2.79051605835816" calcext:value-type="float">
            <text:p>2.790516058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2628284" calcext:value-type="float">
            <text:p>0.922628284</text:p>
          </table:table-cell>
          <table:table-cell office:value-type="float" office:value="4" calcext:value-type="float">
            <text:p>4</text:p>
          </table:table-cell>
          <table:table-cell office:value-type="float" office:value="2.785546064" calcext:value-type="float">
            <text:p>2.785546064</text:p>
          </table:table-cell>
          <table:table-cell table:formula="of:=[.$B$11]/[.B14]" office:value-type="float" office:value="3.52899742124099" calcext:value-type="float">
            <text:p>3.5289974212</text:p>
          </table:table-cell>
          <table:table-cell table:formula="of:=[.$D$11]/[.D14]" office:value-type="float" office:value="3.61953081096131" calcext:value-type="float">
            <text:p>3.6195308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500679" calcext:value-type="float">
            <text:p>0.75500679</text:p>
          </table:table-cell>
          <table:table-cell office:value-type="float" office:value="5" calcext:value-type="float">
            <text:p>5</text:p>
          </table:table-cell>
          <table:table-cell office:value-type="float" office:value="2.32814002" calcext:value-type="float">
            <text:p>2.32814002</text:p>
          </table:table-cell>
          <table:table-cell table:formula="of:=[.$B$11]/[.B15]" office:value-type="float" office:value="4.31248152748401" calcext:value-type="float">
            <text:p>4.3124815275</text:p>
          </table:table-cell>
          <table:table-cell table:formula="of:=[.$D$11]/[.D15]" office:value-type="float" office:value="4.33065439251373" calcext:value-type="float">
            <text:p>4.330654392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956646" calcext:value-type="float">
            <text:p>0.59956646</text:p>
          </table:table-cell>
          <table:table-cell office:value-type="float" office:value="6" calcext:value-type="float">
            <text:p>6</text:p>
          </table:table-cell>
          <table:table-cell office:value-type="float" office:value="2.014986277" calcext:value-type="float">
            <text:p>2.014986277</text:p>
          </table:table-cell>
          <table:table-cell table:formula="of:=[.$B$11]/[.B16]" office:value-type="float" office:value="5.43051196526237" calcext:value-type="float">
            <text:p>5.4305119653</text:p>
          </table:table-cell>
          <table:table-cell table:formula="of:=[.$D$11]/[.D16]" office:value-type="float" office:value="5.00369154821792" calcext:value-type="float">
            <text:p>5.0036915482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0800948" calcext:value-type="float">
            <text:p>0.520800948</text:p>
          </table:table-cell>
          <table:table-cell office:value-type="float" office:value="7" calcext:value-type="float">
            <text:p>7</text:p>
          </table:table-cell>
          <table:table-cell office:value-type="float" office:value="1.672304749" calcext:value-type="float">
            <text:p>1.672304749</text:p>
          </table:table-cell>
          <table:table-cell table:formula="of:=[.$B$11]/[.B17]" office:value-type="float" office:value="6.25181818025416" calcext:value-type="float">
            <text:p>6.2518181803</text:p>
          </table:table-cell>
          <table:table-cell table:formula="of:=[.$D$11]/[.D17]" office:value-type="float" office:value="6.02902659340591" calcext:value-type="float">
            <text:p>6.029026593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0195692" calcext:value-type="float">
            <text:p>0.490195692</text:p>
          </table:table-cell>
          <table:table-cell office:value-type="float" office:value="8" calcext:value-type="float">
            <text:p>8</text:p>
          </table:table-cell>
          <table:table-cell office:value-type="float" office:value="1.469849348" calcext:value-type="float">
            <text:p>1.469849348</text:p>
          </table:table-cell>
          <table:table-cell table:formula="of:=[.$B$11]/[.B18]" office:value-type="float" office:value="6.64214901953892" calcext:value-type="float">
            <text:p>6.6421490195</text:p>
          </table:table-cell>
          <table:table-cell table:formula="of:=[.$D$11]/[.D18]" office:value-type="float" office:value="6.8594579558231" calcext:value-type="float">
            <text:p>6.859457955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5449063" calcext:value-type="float">
            <text:p>0.405449063</text:p>
          </table:table-cell>
          <table:table-cell office:value-type="float" office:value="9" calcext:value-type="float">
            <text:p>9</text:p>
          </table:table-cell>
          <table:table-cell office:value-type="float" office:value="1.289103746" calcext:value-type="float">
            <text:p>1.289103746</text:p>
          </table:table-cell>
          <table:table-cell table:formula="of:=[.$B$11]/[.B19]" office:value-type="float" office:value="8.03048553351818" calcext:value-type="float">
            <text:p>8.0304855335</text:p>
          </table:table-cell>
          <table:table-cell table:formula="of:=[.$D$11]/[.D19]" office:value-type="float" office:value="7.82122450212785" calcext:value-type="float">
            <text:p>7.82122450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65492" calcext:value-type="float">
            <text:p>0.383065492</text:p>
          </table:table-cell>
          <table:table-cell office:value-type="float" office:value="10" calcext:value-type="float">
            <text:p>10</text:p>
          </table:table-cell>
          <table:table-cell office:value-type="float" office:value="1.165941238" calcext:value-type="float">
            <text:p>1.165941238</text:p>
          </table:table-cell>
          <table:table-cell table:formula="of:=[.$B$11]/[.B20]" office:value-type="float" office:value="8.49972890536431" calcext:value-type="float">
            <text:p>8.4997289054</text:p>
          </table:table-cell>
          <table:table-cell table:formula="of:=[.$D$11]/[.D20]" office:value-type="float" office:value="8.64740818439085" calcext:value-type="float">
            <text:p>8.647408184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7826142" calcext:value-type="float">
            <text:p>0.327826142</text:p>
          </table:table-cell>
          <table:table-cell office:value-type="float" office:value="11" calcext:value-type="float">
            <text:p>11</text:p>
          </table:table-cell>
          <table:table-cell office:value-type="float" office:value="1.061765671" calcext:value-type="float">
            <text:p>1.061765671</text:p>
          </table:table-cell>
          <table:table-cell table:formula="of:=[.$B$11]/[.B21]" office:value-type="float" office:value="9.93194995108108" calcext:value-type="float">
            <text:p>9.9319499511</text:p>
          </table:table-cell>
          <table:table-cell table:formula="of:=[.$D$11]/[.D21]" office:value-type="float" office:value="9.49585212573707" calcext:value-type="float">
            <text:p>9.49585212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5080354" calcext:value-type="float">
            <text:p>0.305080354</text:p>
          </table:table-cell>
          <table:table-cell office:value-type="float" office:value="12" calcext:value-type="float">
            <text:p>12</text:p>
          </table:table-cell>
          <table:table-cell office:value-type="float" office:value="1.449461222" calcext:value-type="float">
            <text:p>1.449461222</text:p>
          </table:table-cell>
          <table:table-cell table:formula="of:=[.$B$11]/[.B22]" office:value-type="float" office:value="10.6724434802511" calcext:value-type="float">
            <text:p>10.6724434803</text:p>
          </table:table-cell>
          <table:table-cell table:formula="of:=[.$D$11]/[.D22]" office:value-type="float" office:value="6.95594311249536" calcext:value-type="float">
            <text:p>6.95594311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6:46:44.576241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46:55.896633467</meta:creation-date>
    <dc:date>2018-05-10T16:54:49.795728421</dc:date>
    <meta:editing-duration>PT43M23S</meta:editing-duration>
    <meta:editing-cycles>9</meta:editing-cycles>
    <meta:generator>LibreOffice/5.1.6.2$Linux_X86_64 LibreOffice_project/10m0$Build-2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PC-LOCAL</text:p>
        </chart:title>
        <chart:legend chart:legend-position="end" svg:x="13.465cm" svg:y="3.952cm" style:legend-expansion="high" chart:style-name="ch3"/>
        <chart:plot-area chart:style-name="ch4" table:cell-range-address="Hoja1.C4:Hoja1.C7 Hoja1.A2:Hoja1.A2 Hoja1.E4:Hoja1.F7 Hoja1.F2:Hoja1.F2" chart:data-source-has-labels="row" svg:x="0.32cm" svg:y="1.275cm" svg:width="12.825cm" svg:height="7.545cm">
          <chartooo:coordinate-region svg:x="1.047cm" svg:y="1.474cm" svg:width="11.85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E4:Hoja1.E7" chart:label-cell-address="Hoja1.A2:Hoja1.A2" chart:class="chart:scatter">
            <chart:domain table:cell-range-address="Hoja1.C4:Hoja1.C7"/>
            <chart:data-point chart:repeated="4"/>
          </chart:series>
          <chart:series chart:style-name="ch9" chart:values-cell-range-address="Hoja1.F4:Hoja1.F7" chart:label-cell-address="Hoja1.F2:Hoja1.F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700</text:p>
                <draw:g>
                  <svg:desc>Hoja1.A2:Hoja1.A2</svg:desc>
                </draw:g>
              </table:table-cell>
              <table:table-cell office:value-type="string">
                <text:p>N=1000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4:Hoja1.C7</svg:desc>
                </draw:g>
              </table:table-cell>
              <table:table-cell office:value-type="float" office:value="1">
                <text:p>1</text:p>
                <draw:g>
                  <svg:desc>Hoja1.E4:Hoja1.E7</svg:desc>
                </draw:g>
              </table:table-cell>
              <table:table-cell office:value-type="float" office:value="1">
                <text:p>1</text:p>
                <draw:g>
                  <svg:desc>Hoja1.F4:Hoja1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771300644648">
                <text:p>1.85771300644648</text:p>
              </table:table-cell>
              <table:table-cell office:value-type="float" office:value="1.95379446884298">
                <text:p>1.95379446884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6468738278368">
                <text:p>2.66468738278368</text:p>
              </table:table-cell>
              <table:table-cell office:value-type="float" office:value="3.14325077801">
                <text:p>3.14325077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31463113717421">
                <text:p>3.31463113717421</text:p>
              </table:table-cell>
              <table:table-cell office:value-type="float" office:value="3.75191735461317">
                <text:p>3.75191735461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51cm" svg:y="0.316cm" chart:style-name="ch2">
          <text:p>ATCGRID</text:p>
        </chart:title>
        <chart:legend chart:legend-position="end" svg:x="13.465cm" svg:y="3.952cm" style:legend-expansion="high" chart:style-name="ch3"/>
        <chart:plot-area chart:style-name="ch4" table:cell-range-address="Hoja1.C11:Hoja1.C22 Hoja1.A2:Hoja1.A2 Hoja1.E11:Hoja1.F22 Hoja1.F2:Hoja1.F2" chart:data-source-has-labels="row" svg:x="0.32cm" svg:y="1.275cm" svg:width="12.825cm" svg:height="7.545cm">
          <chartooo:coordinate-region svg:x="0.756cm" svg:y="1.475cm" svg:width="12.017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E11:Hoja1.E22" chart:label-cell-address="Hoja1.A2:Hoja1.A2" chart:class="chart:scatter">
            <chart:domain table:cell-range-address="Hoja1.C11:Hoja1.C22"/>
            <chart:data-point chart:repeated="12"/>
          </chart:series>
          <chart:series chart:style-name="ch8" chart:values-cell-range-address="Hoja1.F11:Hoja1.F22" chart:label-cell-address="Hoja1.F2:Hoja1.F2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=700</text:p>
                <draw:g>
                  <svg:desc>Hoja1.A2:Hoja1.A2</svg:desc>
                </draw:g>
              </table:table-cell>
              <table:table-cell office:value-type="string">
                <text:p>N=1000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C11:Hoja1.C22</svg:desc>
                </draw:g>
              </table:table-cell>
              <table:table-cell office:value-type="float" office:value="1">
                <text:p>1</text:p>
                <draw:g>
                  <svg:desc>Hoja1.E11:Hoja1.E22</svg:desc>
                </draw:g>
              </table:table-cell>
              <table:table-cell office:value-type="float" office:value="1">
                <text:p>1</text:p>
                <draw:g>
                  <svg:desc>Hoja1.F11:Hoja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238790767102">
                <text:p>1.8238790767102</text:p>
              </table:table-cell>
              <table:table-cell office:value-type="float" office:value="1.94021844802577">
                <text:p>1.94021844802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7084046576395">
                <text:p>2.67084046576395</text:p>
              </table:table-cell>
              <table:table-cell office:value-type="float" office:value="2.79051605835816">
                <text:p>2.79051605835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2899742124099">
                <text:p>3.52899742124099</text:p>
              </table:table-cell>
              <table:table-cell office:value-type="float" office:value="3.61953081096131">
                <text:p>3.61953081096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1248152748401">
                <text:p>4.31248152748401</text:p>
              </table:table-cell>
              <table:table-cell office:value-type="float" office:value="4.33065439251373">
                <text:p>4.33065439251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43051196526237">
                <text:p>5.43051196526237</text:p>
              </table:table-cell>
              <table:table-cell office:value-type="float" office:value="5.00369154821792">
                <text:p>5.0036915482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25181818025416">
                <text:p>6.25181818025416</text:p>
              </table:table-cell>
              <table:table-cell office:value-type="float" office:value="6.02902659340591">
                <text:p>6.02902659340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64214901953892">
                <text:p>6.64214901953892</text:p>
              </table:table-cell>
              <table:table-cell office:value-type="float" office:value="6.8594579558231">
                <text:p>6.8594579558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03048553351818">
                <text:p>8.03048553351818</text:p>
              </table:table-cell>
              <table:table-cell office:value-type="float" office:value="7.82122450212785">
                <text:p>7.82122450212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49972890536431">
                <text:p>8.49972890536431</text:p>
              </table:table-cell>
              <table:table-cell office:value-type="float" office:value="8.64740818439085">
                <text:p>8.64740818439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93194995108108">
                <text:p>9.93194995108108</text:p>
              </table:table-cell>
              <table:table-cell office:value-type="float" office:value="9.49585212573707">
                <text:p>9.49585212573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6724434802511">
                <text:p>10.6724434802511</text:p>
              </table:table-cell>
              <table:table-cell office:value-type="float" office:value="6.95594311249536">
                <text:p>6.95594311249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